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520000026BB24F63E9E71C4C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09cm" svg:stroke-color="#000000" draw:marker-end="msArrowEnd_20_1" draw:marker-end-width="0.14cm" draw:marker-end-center="false" draw:stroke-linejoin="miter" draw:fill="none" draw:textarea-vertical-align="top" draw:auto-grow-height="false" fo:min-height="2.546cm" fo:min-width="1.422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09cm" svg:stroke-color="#000000" draw:marker-end="msArrowEnd_20_1" draw:marker-end-width="0.14cm" draw:marker-end-center="false" draw:stroke-linejoin="miter" draw:fill="none" draw:textarea-vertical-align="top" draw:auto-grow-height="false" fo:min-height="2.981cm" fo:min-width="1.436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000000" draw:marker-start-width="0.239cm" draw:marker-end="msArrowEnd_20_1" draw:marker-end-width="0.179cm" draw:marker-end-center="false" draw:stroke-linejoin="miter" draw:fill="none" draw:textarea-vertical-align="top" draw:auto-grow-height="false" fo:min-height="4.488cm" fo:min-width="0cm" fo:padding-top="0.138cm" fo:padding-bottom="0.138cm" fo:padding-left="0.263cm" fo:padding-right="0.263cm" fo:wrap-option="wrap"/>
    </style:style>
    <style:style style:name="gr7" style:family="graphic" style:parent-style-name="standard">
      <style:graphic-properties draw:stroke="solid" svg:stroke-width="0.009cm" svg:stroke-color="#000000" draw:marker-end="msArrowEnd_20_1" draw:marker-end-width="0.14cm" draw:marker-end-center="false" draw:stroke-linejoin="miter" draw:fill="none" draw:textarea-vertical-align="top" draw:auto-grow-height="false" fo:min-height="1.148cm" fo:min-width="1.82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09cm" svg:stroke-color="#000000" draw:marker-end="msArrowEnd_20_1" draw:marker-end-width="0.14cm" draw:marker-end-center="false" draw:stroke-linejoin="miter" draw:fill="none" draw:textarea-vertical-align="top" draw:auto-grow-height="false" fo:min-height="4.092cm" fo:min-width="0.436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09cm" svg:stroke-color="#000000" draw:marker-end="msArrowEnd_20_1" draw:marker-end-width="0.14cm" draw:marker-end-center="false" draw:stroke-linejoin="miter" draw:fill="none" draw:textarea-vertical-align="top" draw:auto-grow-height="false" fo:min-height="3.393cm" fo:min-width="0.068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09cm" svg:stroke-color="#000000" draw:marker-end="msArrowEnd_20_1" draw:marker-end-width="0.14cm" draw:marker-end-center="false" draw:stroke-linejoin="miter" draw:fill="none" draw:textarea-vertical-align="top" draw:auto-grow-height="false" fo:min-height="0.707cm" fo:min-width="1.524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0cm" fo:min-width="6.407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0cm" fo:min-width="6.894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0cm" fo:min-width="5.511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0cm" fo:min-width="4.612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35cm" svg:stroke-color="#a79bda" draw:stroke-linejoin="miter" draw:fill="solid" draw:fill-color="#a79bda" draw:textarea-vertical-align="middle" draw:auto-grow-height="false" draw:fit-to-size="false" style:shrink-to-fit="false" fo:min-height="3.146cm" fo:min-width="3.055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35cm" svg:stroke-color="#fed684" draw:stroke-linejoin="miter" draw:fill="solid" draw:fill-color="#fed684" draw:textarea-vertical-align="middle" draw:auto-grow-height="false" draw:fit-to-size="false" style:shrink-to-fit="false" fo:min-height="3.146cm" fo:min-width="3.055cm" fo:padding-top="0.125cm" fo:padding-bottom="0.125cm" fo:padding-left="0.25cm" fo:padding-right="0.25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35cm" svg:stroke-color="#ff6d6d" draw:stroke-linejoin="miter" draw:fill="solid" draw:fill-color="#ff6d6d" draw:textarea-vertical-align="middle" draw:auto-grow-height="false" draw:fit-to-size="false" style:shrink-to-fit="false" fo:min-height="3.146cm" fo:min-width="3.055cm" fo:padding-top="0.125cm" fo:padding-bottom="0.125cm" fo:padding-left="0.25cm" fo:padding-right="0.25cm" fo:wrap-option="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35cm" svg:stroke-color="#77bc65" draw:stroke-linejoin="miter" draw:fill="solid" draw:fill-color="#77bc65" draw:textarea-vertical-align="middle" draw:auto-grow-height="false" draw:fit-to-size="false" style:shrink-to-fit="false" fo:min-height="1.012cm" fo:min-width="0.823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35cm" svg:stroke-color="#77bc65" draw:stroke-linejoin="miter" draw:fill="solid" draw:fill-color="#77bc65" draw:textarea-vertical-align="middle" draw:auto-grow-height="false" draw:fit-to-size="false" style:shrink-to-fit="false" fo:min-height="1.168cm" fo:min-width="1.01cm" fo:padding-top="0.125cm" fo:padding-bottom="0.125cm" fo:padding-left="0.25cm" fo:padding-right="0.25cm" fo:wrap-option="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35cm" svg:stroke-color="#a2cde1" draw:stroke-linejoin="miter" draw:fill="solid" draw:fill-color="#a2cde1" draw:textarea-vertical-align="middle" draw:auto-grow-height="false" draw:fit-to-size="false" style:shrink-to-fit="false" fo:min-height="3.146cm" fo:min-width="3.055cm" fo:padding-top="0.125cm" fo:padding-bottom="0.125cm" fo:padding-left="0.25cm" fo:padding-right="0.25cm" fo:wrap-option="wrap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35cm" svg:stroke-color="#000000" draw:marker-start-width="0.239cm" draw:marker-end="msArrowEnd_20_1" draw:marker-end-width="0.179cm" draw:marker-end-center="false" draw:stroke-linejoin="miter" draw:fill="none" draw:textarea-vertical-align="top" draw:auto-grow-height="false" fo:min-height="1.796cm" fo:min-width="0cm" fo:padding-top="0.138cm" fo:padding-bottom="0.138cm" fo:padding-left="0.263cm" fo:padding-right="0.263cm" fo:wrap-option="wrap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35cm" svg:stroke-color="#77bc65" draw:stroke-linejoin="miter" draw:fill="solid" draw:fill-color="#77bc65" draw:textarea-vertical-align="middle" draw:auto-grow-height="false" draw:fit-to-size="false" style:shrink-to-fit="false" fo:min-height="1.146cm" fo:min-width="0.964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35cm" svg:stroke-color="#77bc65" draw:stroke-linejoin="miter" draw:fill="solid" draw:fill-color="#77bc65" draw:textarea-vertical-align="middle" draw:auto-grow-height="false" draw:fit-to-size="false" style:shrink-to-fit="false" fo:min-height="1.227cm" fo:min-width="1.209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35cm" svg:stroke-color="#77bc65" draw:stroke-linejoin="miter" draw:fill="solid" draw:fill-color="#77bc65" draw:textarea-vertical-align="middle" draw:auto-grow-height="false" draw:fit-to-size="false" style:shrink-to-fit="false" fo:min-height="1.198cm" fo:min-width="0.982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35cm" svg:stroke-color="#77bc65" draw:stroke-linejoin="miter" draw:fill="solid" draw:fill-color="#77bc65" draw:textarea-vertical-align="middle" draw:auto-grow-height="false" draw:fit-to-size="false" style:shrink-to-fit="false" fo:min-height="1.166cm" fo:min-width="0.935cm" fo:padding-top="0.125cm" fo:padding-bottom="0.125cm" fo:padding-left="0.25cm" fo:padding-right="0.25cm" fo:wrap-option="wrap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iapositivo_20_de_20_Título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solid" draw:fill-color="#a79bda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fed684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text-underline-style="solid" style:text-underline-width="auto" style:text-underline-color="font-color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text-underline-style="solid" style:text-underline-width="auto" style:text-underline-color="font-color" fo:hyphenate="false"/>
    </style:style>
    <style:style style:name="P11" style:family="paragraph">
      <loext:graphic-properties draw:fill="solid" draw:fill-color="#ff6d6d"/>
      <style:paragraph-properties fo:text-align="start" style:font-independent-line-spacing="true"/>
      <style:text-properties fo:font-size="18pt"/>
    </style:style>
    <style:style style:name="P12" style:family="paragraph">
      <loext:graphic-properties draw:fill="solid" draw:fill-color="#77bc65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a2cde1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text-underline-style="solid" style:text-underline-width="auto" style:text-underline-color="font-color" fo:font-weight="bold" style:font-weight-asian="bold" style:font-weight-complex="bold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o_20_de_20_Título" presentation:presentation-page-layout-name="AL1T0">
        <draw:custom-shape draw:name="CaixaDeTexto 98" draw:style-name="gr1" draw:text-style-name="P2" draw:layer="layout" svg:width="7.327cm" svg:height="1.944cm" svg:x="13.27cm" svg:y="0.056cm">
          <text:p text:style-name="P1"><text:span text:style-name="T1">O</text:span><text:span text:style-name="T1">nt</text:span><text:span text:style-name="T1">ol</text:span><text:span text:style-name="T1">og</text:span><text:span text:style-name="T1">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22.489cm" svg:height="16.377cm" svg:x="5.8cm" svg:y="2.023cm">
          <draw:image xlink:href="Pictures/10000201000003520000026BB24F63E9E71C4C1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iapositivo_20_de_20_Título" presentation:presentation-page-layout-name="AL1T0">
        <draw:custom-shape draw:name="Conexão reta unidirecional 8" draw:style-name="gr4" draw:text-style-name="P5" draw:layer="layout" svg:width="1.922cm" svg:height="2.796cm" svg:x="12.4cm" svg:y="4.90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exão reta unidirecional 7" draw:style-name="gr5" draw:text-style-name="P5" draw:layer="layout" svg:width="1.936cm" svg:height="3.231cm" svg:x="15.136cm" svg:y="5.16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xão reta unidirecional 3" draw:style-name="gr6" draw:text-style-name="P5" draw:layer="layout" svg:width="0.002cm" svg:height="4.764cm" svg:x="13.57cm" svg:y="8.2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xão reta unidirecional 6" draw:style-name="gr7" draw:text-style-name="P5" draw:layer="layout" svg:width="2.32cm" svg:height="1.398cm" svg:x="15.947cm" svg:y="6.3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xão reta unidirecional 7" draw:style-name="gr8" draw:text-style-name="P5" draw:layer="layout" svg:width="0.936cm" svg:height="4.342cm" svg:x="14.738cm" svg:y="4.27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xão reta unidirecional 8" draw:style-name="gr9" draw:text-style-name="P5" draw:layer="layout" svg:width="0.568cm" svg:height="3.643cm" svg:x="14.037cm" svg:y="4.28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exão reta unidirecional 9" draw:style-name="gr10" draw:text-style-name="P5" draw:layer="layout" svg:width="2.024cm" svg:height="0.957cm" svg:x="11.271cm" svg:y="6.31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exão reta unidirecional 10" draw:style-name="gr11" draw:text-style-name="P5" draw:layer="layout" svg:width="6.907cm" svg:height="0.001cm" svg:x="16.99cm" svg:y="9.83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exão reta unidirecional 11" draw:style-name="gr12" draw:text-style-name="P5" draw:layer="layout" svg:width="7.394cm" svg:height="0.003cm" svg:x="13.413cm" svg:y="8.3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ixaDeTexto 12" draw:style-name="gr13" draw:text-style-name="P6" draw:layer="layout" svg:width="3.207cm" svg:height="0.674cm" svg:x="18.006cm" svg:y="7.385cm">
          <text:p text:style-name="P1"><text:span text:style-name="T2">hasStud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xão reta unidirecional 13" draw:style-name="gr14" draw:text-style-name="P5" draw:layer="layout" svg:width="6.011cm" svg:height="0.002cm" svg:x="8.897cm" svg:y="9.8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exão reta unidirecional 14" draw:style-name="gr15" draw:text-style-name="P5" draw:layer="layout" svg:width="5.112cm" svg:height="0.003cm" svg:x="7.185cm" svg:y="8.3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 15" draw:style-name="gr16" draw:text-style-name="P7" draw:layer="layout" svg:width="5.027cm" svg:height="4.802cm" svg:x="20.573cm" svg:y="6.8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7" draw:text-style-name="P8" draw:layer="layout" svg:width="5.027cm" svg:height="4.802cm" svg:x="4cm" svg:y="6.7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aixaDeTexto 17" draw:style-name="gr18" draw:text-style-name="P10" draw:layer="layout" svg:width="4.794cm" svg:height="1.349cm" svg:x="4.233cm" svg:y="8.477cm">
          <text:p text:style-name="P9"><text:span text:style-name="T3">Prod</text:span><text:span text:style-name="T3">uc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8" draw:style-name="gr19" draw:text-style-name="P10" draw:layer="layout" svg:width="4.209cm" svg:height="1.604cm" svg:x="20.847cm" svg:y="8.271cm">
          <text:p text:style-name="P9"><text:span text:style-name="T4">Stud</text:span><text:span text:style-name="T4">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9" draw:style-name="gr20" draw:text-style-name="P11" draw:layer="layout" svg:width="5.027cm" svg:height="4.802cm" svg:x="12.183cm" svg:y="6.3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aixaDeTexto 21" draw:style-name="gr21" draw:text-style-name="P6" draw:layer="layout" svg:width="3.268cm" svg:height="0.674cm" svg:x="9.135cm" svg:y="8.981cm">
          <text:p text:style-name="P1"><text:span text:style-name="T2">hasProduc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2" draw:style-name="gr22" draw:text-style-name="P6" draw:layer="layout" svg:width="2.848cm" svg:height="0.674cm" svg:x="9.088cm" svg:y="7.47cm">
          <text:p text:style-name="P1"><text:span text:style-name="T2">produc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3" draw:style-name="gr23" draw:text-style-name="P6" draw:layer="layout" svg:width="3.006cm" svg:height="0.674cm" svg:x="17.539cm" svg:y="8.851cm">
          <text:p text:style-name="P1"><text:span text:style-name="T2">designe</text:span><text:span text:style-name="T2">dB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3" draw:style-name="gr24" draw:text-style-name="P12" draw:layer="layout" svg:width="1.871cm" svg:height="1.784cm" svg:x="9.4cm" svg:y="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25" draw:text-style-name="P12" draw:layer="layout" svg:width="2.134cm" svg:height="2.004cm" svg:x="18.266cm" svg:y="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aixaDeTexto 38" draw:style-name="gr26" draw:text-style-name="P6" draw:layer="layout" svg:width="2.773cm" svg:height="0.925cm" svg:x="18.427cm" svg:y="5.402cm">
          <text:p text:style-name="P1"><text:span text:style-name="T5">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9" draw:style-name="gr27" draw:text-style-name="P13" draw:layer="layout" svg:width="5.027cm" svg:height="4.802cm" svg:x="12.045cm" svg:y="12.7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aixaDeTexto 20" draw:style-name="gr28" draw:text-style-name="P10" draw:layer="layout" svg:width="3.961cm" svg:height="1.604cm" svg:x="12.588cm" svg:y="14cm">
          <text:p text:style-name="P9"><text:span text:style-name="T4">Gen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xão reta unidirecional 3" draw:style-name="gr29" draw:text-style-name="P5" draw:layer="layout" svg:width="0.001cm" svg:height="2.072cm" svg:x="15.669cm" svg:y="10.9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aixaDeTexto 23" draw:style-name="gr30" draw:text-style-name="P6" draw:layer="layout" svg:width="2.978cm" svg:height="0.674cm" svg:x="15.669cm" svg:y="11.759cm">
          <text:p text:style-name="P1"><text:span text:style-name="T2">refers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3" draw:style-name="gr31" draw:text-style-name="P6" draw:layer="layout" svg:width="2.979cm" svg:height="0.674cm" svg:x="10.825cm" svg:y="11.614cm">
          <text:p text:style-name="P1"><text:span text:style-name="T2">hasGen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0" draw:style-name="gr32" draw:text-style-name="P15" draw:layer="layout" svg:width="4.728cm" svg:height="1.604cm" svg:x="12.482cm" svg:y="7.699cm">
          <text:p text:style-name="P14"><text:span text:style-name="T6">An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3" draw:style-name="gr33" draw:text-style-name="P12" draw:layer="layout" svg:width="2.07cm" svg:height="1.972cm" svg:x="10.608cm" svg:y="3.3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34" draw:text-style-name="P12" draw:layer="layout" svg:width="2.417cm" svg:height="2.087cm" svg:x="12.4cm" svg:y="2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35" draw:text-style-name="P12" draw:layer="layout" svg:width="2.094cm" svg:height="2.046cm" svg:x="14.906cm" svg:y="2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36" draw:text-style-name="P12" draw:layer="layout" svg:width="2.027cm" svg:height="2.002cm" svg:x="16.773cm" svg:y="3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aixaDeTexto 44" draw:style-name="gr37" draw:text-style-name="P6" draw:layer="layout" svg:width="2.197cm" svg:height="1.265cm" svg:x="10.608cm" svg:y="3.638cm">
          <text:p text:style-name="P1"><text:span text:style-name="T7">title_</text:span></text:p>
          <text:p text:style-name="P1"><text:span text:style-name="T7">engli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4" draw:style-name="gr38" draw:text-style-name="P6" draw:layer="layout" svg:width="2.595cm" svg:height="1.265cm" svg:x="12.382cm" svg:y="2.6cm">
          <text:p text:style-name="P1"><text:span text:style-name="T7">title_</text:span></text:p>
          <text:p text:style-name="P1"><text:span text:style-name="T7">japane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4" draw:style-name="gr39" draw:text-style-name="P6" draw:layer="layout" svg:width="2.476cm" svg:height="0.925cm" svg:x="16.773cm" svg:y="3.8cm">
          <text:p text:style-name="P1"><text:span text:style-name="T5">sc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4" draw:style-name="gr40" draw:text-style-name="P6" draw:layer="layout" svg:width="2.477cm" svg:height="0.925cm" svg:x="15.125cm" svg:y="2.746cm">
          <text:p text:style-name="P1"><text:span text:style-name="T5">im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4" draw:style-name="gr41" draw:text-style-name="P6" draw:layer="layout" svg:width="2.477cm" svg:height="0.925cm" svg:x="9.4cm" svg:y="5.275cm">
          <text:p text:style-name="P1"><text:span text:style-name="T5">tit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1" draw:display-name="msArrowEnd 1" svg:viewBox="0 0 200 200" svg:d="M100 0l100 200h-20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o_20_de_20_Título-background" style:display-name="Diapositivo de Título-background" style:family="presentation">
      <style:graphic-properties draw:stroke="none" draw:fill="solid" draw:fill-color="#ffffff"/>
      <style:text-properties style:letter-kerning="true"/>
    </style:style>
    <style:style style:name="Diapositivo_20_de_20_Título-backgroundobjects" style:display-name="Diapositivo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o_20_de_20_Título-notes" style:display-name="Diapositivo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o_20_de_20_Título-outline1" style:display-name="Diapositivo de Título-outline1" style:family="presentation">
      <style:graphic-properties draw:stroke="none" draw:fill="none" draw:auto-grow-height="false" draw:fit-to-size="shrink-to-fit" style:shrink-to-fit="true">
        <text:list-style style:name="Diapositivo_20_de_20_Título-outline1" style:display-name="Diapositivo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pt" fo:country="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t" style:country-asian="PT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pt" style:country-complex="PT" style:font-style-complex="normal" style:font-weight-complex="normal" style:text-emphasize="none" style:font-relief="none" style:text-overline-style="none" style:text-overline-color="font-color" fo:hyphenate="false"/>
    </style:style>
    <style:style style:name="Diapositivo_20_de_20_Título-outline2" style:display-name="Diapositivo de Título-outline2" style:family="presentation" style:parent-style-name="Diapositivo_20_de_20_Títul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o_20_de_20_Título-outline3" style:display-name="Diapositivo de Título-outline3" style:family="presentation" style:parent-style-name="Diapositivo_20_de_20_Títul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o_20_de_20_Título-outline4" style:display-name="Diapositivo de Título-outline4" style:family="presentation" style:parent-style-name="Diapositivo_20_de_20_Títul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o_20_de_20_Título-outline5" style:display-name="Diapositivo de Título-outline5" style:family="presentation" style:parent-style-name="Diapositivo_20_de_20_Título-outline4">
      <style:paragraph-properties fo:margin-top="0.1cm" fo:margin-bottom="0cm"/>
      <style:text-properties fo:font-size="20pt" style:font-size-asian="20pt" style:font-size-complex="20pt"/>
    </style:style>
    <style:style style:name="Diapositivo_20_de_20_Título-outline6" style:display-name="Diapositivo de Título-outline6" style:family="presentation" style:parent-style-name="Diapositivo_20_de_20_Título-outline5">
      <style:paragraph-properties fo:margin-top="0.1cm" fo:margin-bottom="0cm"/>
      <style:text-properties fo:font-size="20pt" style:font-size-asian="20pt" style:font-size-complex="20pt"/>
    </style:style>
    <style:style style:name="Diapositivo_20_de_20_Título-outline7" style:display-name="Diapositivo de Título-outline7" style:family="presentation" style:parent-style-name="Diapositivo_20_de_20_Título-outline6">
      <style:paragraph-properties fo:margin-top="0.1cm" fo:margin-bottom="0cm"/>
      <style:text-properties fo:font-size="20pt" style:font-size-asian="20pt" style:font-size-complex="20pt"/>
    </style:style>
    <style:style style:name="Diapositivo_20_de_20_Título-outline8" style:display-name="Diapositivo de Título-outline8" style:family="presentation" style:parent-style-name="Diapositivo_20_de_20_Título-outline7">
      <style:paragraph-properties fo:margin-top="0.1cm" fo:margin-bottom="0cm"/>
      <style:text-properties fo:font-size="20pt" style:font-size-asian="20pt" style:font-size-complex="20pt"/>
    </style:style>
    <style:style style:name="Diapositivo_20_de_20_Título-outline9" style:display-name="Diapositivo de Título-outline9" style:family="presentation" style:parent-style-name="Diapositivo_20_de_20_Título-outline8">
      <style:paragraph-properties fo:margin-top="0.1cm" fo:margin-bottom="0cm"/>
      <style:text-properties fo:font-size="20pt" style:font-size-asian="20pt" style:font-size-complex="20pt"/>
    </style:style>
    <style:style style:name="Diapositivo_20_de_20_Título-subtitle" style:display-name="Diapositivo de Título-subtitle" style:family="presentation">
      <style:graphic-properties draw:stroke="none" draw:fill="none" draw:textarea-vertical-align="middle">
        <text:list-style style:name="Diapositivo_20_de_20_Título-subtitle" style:display-name="Diapositivo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o_20_de_20_Título-title" style:display-name="Diapositivo de Título-title" style:family="presentation">
      <style:graphic-properties draw:stroke="none" draw:fill="none" draw:textarea-vertical-align="middle">
        <text:list-style style:name="Diapositivo_20_de_20_Título-title" style:display-name="Diapositivo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PT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iapositivo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o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o_20_de_20_Título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o_20_de_20_Títul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o_20_de_20_Título" style:display-name="Diapositivo de Título" style:page-layout-name="PM1" draw:style-name="Mdp1">
      <draw:frame draw:name="Títu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</text:span><text:span text:style-name="MT2">li</text:span><text:span text:style-name="MT2">q</text:span><text:span text:style-name="MT2">u</text:span><text:span text:style-name="MT2">e </text:span><text:span text:style-name="MT2">p</text:span><text:span text:style-name="MT2">a</text:span><text:span text:style-name="MT2">r</text:span><text:span text:style-name="MT2">a </text:span><text:span text:style-name="MT2">e</text:span><text:span text:style-name="MT2">di</text:span><text:span text:style-name="MT2">t</text:span><text:span text:style-name="MT2">a</text:span><text:span text:style-name="MT2">r </text:span><text:span text:style-name="MT2">o </text:span><text:span text:style-name="MT2">e</text:span><text:span text:style-name="MT2">st</text:span><text:span text:style-name="MT2">il</text:span><text:span text:style-name="MT2">o </text:span><text:span text:style-name="MT2">d</text:span><text:span text:style-name="MT2">e </text:span><text:span text:style-name="MT2">tí</text:span><text:span text:style-name="MT2">t</text:span><text:span text:style-name="MT2">ul</text:span><text:span text:style-name="MT2">o </text:span><text:span text:style-name="MT2">d</text:span><text:span text:style-name="MT2">o </text:span><text:span text:style-name="MT2">M</text:span><text:span text:style-name="MT2">o</text:span><text:span text:style-name="MT2">d</text:span><text:span text:style-name="MT2">el</text:span><text:span text:style-name="MT2">o </text:span><text:span text:style-name="MT2">G</text:span><text:span text:style-name="MT2">lo</text:span><text:span text:style-name="MT2">b</text:span><text:span text:style-name="MT2">al</text:span></text:p>
        </draw:text-box>
      </draw:frame>
      <draw:frame draw:name="Marcador de Posição da Dat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06-14">14-06-2019</text:date></text:span></text:p>
        </draw:text-box>
      </draw:frame>
      <draw:frame draw:name="Marcador de Posição do Rodapé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Marcador de Posição do Número do Diapositivo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Diapositivo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o_20_de_20_Título-title" draw:layer="backgroundobjects" svg:width="18.624cm" svg:height="10.476cm" svg:x="1.482cm" svg:y="2.123cm" presentation:class="page"/>
        <draw:frame presentation:style-name="Diapositivo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Raul Boas</meta:initial-creator>
    <meta:editing-cycles>14</meta:editing-cycles>
    <meta:creation-date>2019-06-13T09:27:10</meta:creation-date>
    <dc:date>2019-06-14T15:36:13.852434417</dc:date>
    <meta:editing-duration>PT1H50M46S</meta:editing-duration>
    <meta:generator>LibreOffice/6.2.4.2$Linux_X86_64 LibreOffice_project/20$Build-2</meta:generator>
    <meta:document-statistic meta:object-count="6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Ecrã Panorâmic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